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184D000027F7C3495B31.svm" manifest:media-type=""/>
  <manifest:file-entry manifest:full-path="Pictures/200000090000184D00000F9894534A08.svm" manifest:media-type=""/>
  <manifest:file-entry manifest:full-path="Pictures/20000009000013F90000210F0F4480A2.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0.391cm" style:rel-column-width="40056*"/>
    </style:style>
    <style:style style:name="Tabla1.B" style:family="table-column">
      <style:table-column-properties style:column-width="6.609cm" style:rel-column-width="25479*"/>
    </style:style>
    <style:style style:name="Tabla1.A1" style:family="table-cell">
      <style:table-cell-properties fo:padding="0.097cm" fo:border="none"/>
    </style:style>
    <style:style style:name="Tabla2" style:family="table">
      <style:table-properties style:width="16.909cm" table:align="right"/>
    </style:style>
    <style:style style:name="Tabla2.A" style:family="table-column">
      <style:table-column-properties style:column-width="10.294cm"/>
    </style:style>
    <style:style style:name="Tabla2.B" style:family="table-column">
      <style:table-column-properties style:column-width="6.615cm"/>
    </style:style>
    <style:style style:name="Tabla2.A1" style:family="table-cell">
      <style:table-cell-properties fo:padding="0.097cm" fo:border="none"/>
    </style:style>
    <style:style style:name="P1" style:family="paragraph" style:parent-style-name="Standard">
      <style:text-properties officeooo:rsid="001ec49f" officeooo:paragraph-rsid="001ec49f"/>
    </style:style>
    <style:style style:name="P2" style:family="paragraph" style:parent-style-name="Standard">
      <style:paragraph-properties fo:text-align="center" style:justify-single-word="false"/>
      <style:text-properties officeooo:rsid="001ec49f" officeooo:paragraph-rsid="001ec49f"/>
    </style:style>
    <style:style style:name="P3" style:family="paragraph" style:parent-style-name="Standard">
      <style:paragraph-properties fo:text-align="justify" style:justify-single-word="false"/>
      <style:text-properties officeooo:rsid="001ec49f" officeooo:paragraph-rsid="001ec49f"/>
    </style:style>
    <style:style style:name="P4" style:family="paragraph" style:parent-style-name="Standard">
      <style:text-properties officeooo:rsid="001f9d43" officeooo:paragraph-rsid="001ec49f"/>
    </style:style>
    <style:style style:name="P5" style:family="paragraph" style:parent-style-name="Standard">
      <style:paragraph-properties fo:text-align="justify" style:justify-single-word="false"/>
      <style:text-properties officeooo:rsid="001f9d43" officeooo:paragraph-rsid="001f9d43"/>
    </style:style>
    <style:style style:name="P6" style:family="paragraph" style:parent-style-name="Standard">
      <style:paragraph-properties fo:text-align="center" style:justify-single-word="false"/>
      <style:text-properties fo:font-size="18pt" fo:font-weight="bold" officeooo:rsid="001f9d43" officeooo:paragraph-rsid="001f9d43"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officeooo:rsid="001f9d43"/>
    </style:style>
    <style:style style:name="T3" style:family="text">
      <style:text-properties officeooo:rsid="0021379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Ejercicios <text:span text:style-name="T3">en Android Studio</text:span>: <text:s/>Layout</text:p>
      <text:p text:style-name="P2"/>
      <table:table table:name="Tabla1" table:style-name="Tabla1">
        <table:table-column table:style-name="Tabla1.A"/>
        <table:table-column table:style-name="Tabla1.B"/>
        <table:table-row>
          <table:table-cell table:style-name="Tabla1.A1" office:value-type="string">
            <text:p text:style-name="P3"><text:span text:style-name="T1">LinearLayout: </text:span>Diseña un pantalla que contenga en una fila <text:span text:style-name="T2">con</text:span>tres RadioButton (“Rojo”, “verde” y “azul”, con el Rojo inicialmente selecionado) debajo de ellos colocaremos alineados a la derecha una fila de botones (“Poner Color” y “Borrar”), coloca debajo de los botones un TextView en blanco que ocupe el resto de la pantalla.</text:p>
            <text:p text:style-name="P3">A partir de esta interfaz gráfica, puedes añadir comportamiento a los botones de forma que: el botón “Poner Color” coloque el color de fondo de<text:span text:style-name="T2">l</text:span> Text<text:span text:style-name="T2">V</text:span>iew <text:span text:style-name="T2">dependiendo del</text:span> <text:s/>RadioButton selecionado. El ejercicio, de momento, sólo te pide la colocación en pantalla, más adelante añadiremos los eventos de comportamiento.</text:p>
          </table:table-cell>
          <table:table-cell table:style-name="Tabla1.A1" office:value-type="string">
            <text:p text:style-name="Table_20_Contents"><draw:frame draw:style-name="fr1" draw:name="Imagen1" text:anchor-type="paragraph" svg:width="4.794cm" svg:height="6.782cm" draw:z-index="0"><draw:image xlink:href="Pictures/20000009000013F90000210F0F4480A2.svm" xlink:type="simple" xlink:show="embed" xlink:actuate="onLoad"/></draw:frame></text:p>
          </table:table-cell>
        </table:table-row>
        <table:table-row>
          <table:table-cell table:style-name="Tabla1.A1" office:value-type="string">
            <text:p text:style-name="P3">2.- <text:span text:style-name="T1">TableLayout:</text:span> Haz una pantalla con una fila que contenga tres botones (“Color1”,”Color2”,”Color3”) en la zona superior. Haz que el tercer botón ocupe el doble que los otros dos y rellene toda la zona derecha.. La siguiente fila está formada por un TextView que ocupa toda la anchura (width) y tiene una altura (height) fijada. La tercera fila contendrá un simple botón (“Borrar”) alineada a la derecha. </text:p>
            <text:p text:style-name="P3">Cuando conozcas los eventos asociados a los botones puedes incluir el comportamiento de la misma manera que en el ejercicio anterior.</text:p>
          </table:table-cell>
          <table:table-cell table:style-name="Tabla1.A1" office:value-type="string">
            <text:p text:style-name="Table_20_Contents"><draw:frame draw:style-name="fr2" draw:name="Imagen2" text:anchor-type="paragraph" svg:width="5.814cm" svg:height="3.729cm" draw:z-index="1"><draw:image xlink:href="Pictures/200000090000184D00000F9894534A08.svm" xlink:type="simple" xlink:show="embed" xlink:actuate="onLoad"/></draw:frame></text:p>
          </table:table-cell>
        </table:table-row>
      </table:table>
      <text:p text:style-name="P1"/>
      <text:p text:style-name="P3"><text:span text:style-name="T1">3.-Colors:</text:span> <text:span text:style-name="T2">Cambia el ejercicio anterior para que los tres colores que macan los botones de la primera fila sean leidos desde un fichero de color. También puedes elegir el color de fondo inicial del TextView desde el mismo fichero.</text:span></text:p>
      <text:p text:style-name="P1"/>
      <table:table table:name="Tabla2" table:style-name="Tabla2">
        <table:table-column table:style-name="Tabla2.A"/>
        <table:table-column table:style-name="Tabla2.B"/>
        <table:table-row>
          <table:table-cell table:style-name="Tabla2.A1" office:value-type="string">
            <text:p text:style-name="P5"><text:span text:style-name="T1">4.- RelativeLayout: </text:span>Diseña una pantalla con los botones en forma de V en la parte de abajo de la pantalla, como muestra la figura. Aunque hay muchas maneras de resolver esto, la más sencilla consiste en usar valores negativos para la propiedad android:layout_marginLeft para algunos de los botones.</text:p>
          </table:table-cell>
          <table:table-cell table:style-name="Tabla2.A1" office:value-type="string">
            <text:p text:style-name="Table_20_Contents"><draw:frame draw:style-name="fr1" draw:name="Imagen3" text:anchor-type="paragraph" svg:width="4.627cm" svg:height="7.507cm" draw:z-index="2"><draw:image xlink:href="Pictures/200000090000184D000027F7C3495B31.svm" xlink:type="simple" xlink:show="embed" xlink:actuate="onLoad"/></draw:frame></text:p>
          </table:table-cell>
        </table:table-row>
      </table:table>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18:40:59.238000000</meta:creation-date>
    <dc:date>2014-10-11T12:33:12.369000000</dc:date>
    <meta:editing-duration>PT14M47S</meta:editing-duration>
    <meta:editing-cycles>2</meta:editing-cycles>
    <meta:generator>LibreOffice/4.2.0.4$Windows_x86 LibreOffice_project/05dceb5d363845f2cf968344d7adab8dcfb2ba71</meta:generator>
    <meta:document-statistic meta:table-count="2" meta:image-count="3" meta:object-count="0" meta:page-count="2" meta:paragraph-count="7" meta:word-count="280" meta:character-count="1747" meta:non-whitespace-character-count="1471"/>
  </office:meta>
</office:document-meta>
</file>